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1T00:27:39.320291937</dc:date>
    <meta:editing-duration>PT2H4M42S</meta:editing-duration>
    <meta:editing-cycles>45</meta:editing-cycles>
    <meta:generator>LibreOffice/7.3.3.2$Linux_X86_64 LibreOffice_project/30$Build-2</meta:generator>
    <meta:document-statistic meta:object-count="1082"/>
  </office:meta>
</office:document-meta>
</file>